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EA0000039C7104114F394DA7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gradient-name="Gradient_20_3" draw:textarea-horizontal-align="justify" draw:textarea-vertical-align="middle" draw:auto-grow-height="false" fo:min-height="0.25cm" fo:min-width="1.4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4" style:family="graphic" style:parent-style-name="standard">
      <style:graphic-properties svg:stroke-color="#00a65d" draw:fill="gradient" draw:fill-gradient-name="Gradient_20_7" draw:textarea-horizontal-align="justify" draw:textarea-vertical-align="middle" draw:auto-grow-height="false" fo:min-height="0.01cm" fo:min-width="1.175cm"/>
    </style:style>
    <style:style style:name="gr5" style:family="graphic" style:parent-style-name="standard">
      <style:graphic-properties svg:stroke-color="#00a65d" draw:fill="gradient" draw:fill-gradient-name="Gradient_20_5" draw:textarea-horizontal-align="justify" draw:textarea-vertical-align="middle" draw:auto-grow-height="false" fo:min-height="0.01cm" fo:min-width="1.1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objectwithoutfill">
      <style:graphic-properties svg:stroke-width="0.053cm" svg:stroke-color="#ed1c24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3"/>
      <style:paragraph-properties fo:text-align="center"/>
    </style:style>
    <style:style style:name="P3" style:family="paragraph">
      <style:paragraph-properties fo:text-align="center"/>
      <style:text-properties fo:font-size="24pt"/>
    </style:style>
    <style:style style:name="P4" style:family="paragraph">
      <loext:graphic-properties draw:fill="none" draw:fill-color="#ffffff"/>
      <style:paragraph-properties fo:text-align="center"/>
      <style:text-properties fo:font-size="24pt"/>
    </style:style>
    <style:style style:name="P5" style:family="paragraph">
      <loext:graphic-properties draw:fill="gradient" draw:fill-gradient-name="Gradient_20_7"/>
      <style:paragraph-properties fo:text-align="center"/>
    </style:style>
    <style:style style:name="P6" style:family="paragraph">
      <loext:graphic-properties draw:fill="gradient" draw:fill-gradient-name="Gradient_20_5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959cm" svg:height="10.35cm" svg:x="5.441cm" svg:y="2cm">
          <draw:image xlink:href="Pictures/10000000000005EA0000039C7104114F394DA78B.png" xlink:type="simple" xlink:show="embed" xlink:actuate="onLoad">
            <text:p/>
          </draw:image>
        </draw:frame>
        <draw:custom-shape draw:style-name="gr2" draw:text-style-name="P2" draw:layer="layout" svg:width="2.2cm" svg:height="1cm" svg:x="3.4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4cm" svg:height="2.4cm" svg:x="0cm" svg:y="6cm">
          <draw:text-box>
            <text:p text:style-name="P3">Digital Signals</text:p>
          </draw:text-box>
        </draw:frame>
        <draw:frame draw:style-name="gr3" draw:text-style-name="P4" draw:layer="layout" svg:width="3.4cm" svg:height="6.731cm" svg:x="23.8cm" svg:y="3.9cm">
          <draw:text-box>
            <text:p text:style-name="P3">V<text:span text:style-name="T1">inp</text:span></text:p>
            <text:p text:style-name="P3"/>
            <text:p text:style-name="P3">V<text:span text:style-name="T1">refp</text:span></text:p>
            <text:p text:style-name="P3">V<text:span text:style-name="T1">refm</text:span></text:p>
            <text:p text:style-name="P3"/>
            <text:p text:style-name="P3">V<text:span text:style-name="T1">inm</text:span></text:p>
          </draw:text-box>
        </draw:frame>
        <draw:custom-shape draw:style-name="gr4" draw:text-style-name="P5" draw:layer="layout" svg:width="1.887cm" svg:height="0.602cm" draw:transform="skewX (-0.00593411945678072) rotate (-3.1389746597118) translate (24.2cm 10.202cm)">
          <text:p/>
          <draw:enhanced-geometry svg:viewBox="0 0 21600 21600" draw:text-areas="0 ?f0 ?f5 ?f2" draw:type="right-arrow" draw:modifiers="15959.7457627119 6149.850149850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887cm" svg:height="0.602cm" draw:transform="skewX (-0.00593411945678072) rotate (-3.1389746597118) translate (24.2cm 4.795cm)">
          <text:p/>
          <draw:enhanced-geometry svg:viewBox="0 0 21600 21600" draw:text-areas="0 ?f0 ?f5 ?f2" draw:type="right-arrow" draw:modifiers="15959.7457627119 6149.850149850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887cm" svg:height="0.602cm" draw:transform="skewX (-0.00593411945678072) rotate (-3.1389746597118) translate (24.2cm 6.995cm)">
          <text:p/>
          <draw:enhanced-geometry svg:viewBox="0 0 21600 21600" draw:text-areas="0 ?f0 ?f5 ?f2" draw:type="right-arrow" draw:modifiers="15959.7457627119 6149.850149850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887cm" svg:height="0.602cm" draw:transform="skewX (-0.00593411945678072) rotate (-3.1389746597118) translate (24.2cm 7.802cm)">
          <text:p/>
          <draw:enhanced-geometry svg:viewBox="0 0 21600 21600" draw:text-areas="0 ?f0 ?f5 ?f2" draw:type="right-arrow" draw:modifiers="15959.7457627119 6149.850149850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9.4cm" svg:height="1.195cm" svg:x="10.2cm" svg:y="1.2cm">
          <draw:text-box>
            <text:p text:style-name="P3">Antenna Protection</text:p>
          </draw:text-box>
        </draw:frame>
        <draw:path draw:style-name="gr7" draw:text-style-name="P7" draw:layer="layout" svg:width="3.7cm" svg:height="3.702cm" draw:transform="skewX (-0.0638790506229924) rotate (-2.7089255320204) translate (15.7674702759891cm 5.46206064819204cm)" svg:viewBox="0 0 3701 3703" svg:d="M0 3703c881 0 1586-922 2379-2430 793-1509 1322-1257 1322-1257">
          <text:p/>
        </draw:path>
        <draw:path draw:style-name="gr7" draw:text-style-name="P7" draw:layer="layout" svg:width="3.756cm" svg:height="3.95cm" draw:transform="skewX (0.000174532925199515) rotate (-2.6776841384097) translate (15.7683781504249cm 5.73399316166719cm)" svg:viewBox="0 0 3757 3951" svg:d="M0 3951c894 1 1610-983 2415-2593s1342-1341 1342-1341">
          <text:p/>
        </draw:path>
        <draw:path draw:style-name="gr7" draw:text-style-name="P7" draw:layer="layout" svg:width="0.977cm" svg:height="0.889cm" draw:transform="skewX (0.050789081233035) rotate (-0.141895268187139) translate (14.0025839717643cm 2.18675598852022cm)" svg:viewBox="0 0 978 890" svg:d="M0 13c983-141 978 877 978 877">
          <text:p/>
        </draw:path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3" draw:display-name="Gradient 3" draw:style="linear" draw:start-color="#0066b3" draw:end-color="#21409a" draw:start-intensity="100%" draw:end-intensity="100%" draw:angle="900" draw:border="0%"/>
    <draw:gradient draw:name="Gradient_20_4" draw:display-name="Gradient 4" draw:style="linear" draw:start-color="#72bf44" draw:end-color="#21409a" draw:start-intensity="100%" draw:end-intensity="100%" draw:angle="900" draw:border="0%"/>
    <draw:gradient draw:name="Gradient_20_5" draw:display-name="Gradient 5" draw:style="linear" draw:start-color="#72bf44" draw:end-color="#00a65d" draw:start-intensity="100%" draw:end-intensity="100%" draw:angle="900" draw:border="0%"/>
    <draw:gradient draw:name="Gradient_20_6" draw:display-name="Gradient 6" draw:style="linear" draw:start-color="#faa61a" draw:end-color="#00a65d" draw:start-intensity="100%" draw:end-intensity="100%" draw:angle="900" draw:border="0%"/>
    <draw:gradient draw:name="Gradient_20_7" draw:display-name="Gradient 7" draw:style="linear" draw:start-color="#faa61a" draw:end-color="#f58220" draw:start-intensity="100%" draw:end-intensity="100%" draw:angle="9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4.177cm" svg:x="1cm" svg:y="4.184cm"/>
      <draw:page-thumbnail draw:layer="backgroundobjects" svg:width="8.999cm" svg:height="4.177cm" svg:x="1cm" svg:y="12.76cm"/>
      <draw:page-thumbnail draw:layer="backgroundobjects" svg:width="8.999cm" svg:height="4.177cm" svg:x="1cm" svg:y="21.336cm"/>
      <draw:page-thumbnail draw:layer="backgroundobjects" svg:width="8.999cm" svg:height="4.177cm" svg:x="11cm" svg:y="4.184cm"/>
      <draw:page-thumbnail draw:layer="backgroundobjects" svg:width="8.999cm" svg:height="4.177cm" svg:x="11cm" svg:y="12.76cm"/>
      <draw:page-thumbnail draw:layer="backgroundobjects" svg:width="8.999cm" svg:height="4.177cm" svg:x="11cm" svg:y="21.336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dwig CRON</meta:initial-creator>
    <meta:creation-date>2018-05-29T17:23:35.716847267</meta:creation-date>
    <dc:date>2018-05-29T17:39:10.088468463</dc:date>
    <dc:creator>Ludwig CRON</dc:creator>
    <meta:editing-duration>PT2M2S</meta:editing-duration>
    <meta:editing-cycles>1</meta:editing-cycles>
    <meta:document-statistic meta:object-count="35"/>
    <meta:generator>LibreOffice/6.0.4.2$Linux_X86_64 LibreOffice_project/9b0d9b32d5dcda91d2f1a96dc04c645c450872bf</meta:generator>
  </office:meta>
</office:document-meta>
</file>